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Futura1" svg:font-family="Futura" style:font-pitch="variable"/>
    <style:font-face style:name="Gill Sans1" svg:font-family="'Gill Sans'" style:font-pitch="variable"/>
    <style:font-face style:name="Lucida Grande1" svg:font-family="'Lucida Grande'" style:font-pitch="variable"/>
    <style:font-face style:name="Palatino1" svg:font-family="Palatino" style:font-pitch="variable"/>
    <style:font-face style:name="Futura" svg:font-family="Futura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Gill Sans2" svg:font-family="'Gill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utura2" svg:font-family="Futura" style:font-family-generic="system" style:font-pitch="variable"/>
    <style:font-face style:name="Gill Sans3" svg:font-family="'Gill Sans'" style:font-family-generic="system" style:font-pitch="variable"/>
    <style:font-face style:name="Lucida Grande2" svg:font-family="'Lucida Grande'" style:font-family-generic="system" style:font-pitch="variable"/>
    <style:font-face style:name="Palatino2" svg:font-family="Palatin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true" fo:min-height="12.395cm" fo:padding-top="0.141cm" fo:padding-bottom="0.141cm" fo:padding-left="0.141cm" fo:padding-right="0.141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min-height="9.827cm" fo:padding-top="0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true" fo:min-height="21.121cm" fo:padding-top="0.141cm" fo:padding-bottom="0.141cm" fo:padding-left="0.141cm" fo:padding-right="0.141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min-height="8.129cm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min-height="10.969cm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solid" svg:stroke-width="0.106cm" svg:stroke-color="#868686" draw:marker-start="" draw:marker-start-width="0.318cm" draw:marker-start-center="false" draw:marker-end="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8665e9" draw:textarea-horizontal-align="justify" draw:textarea-vertical-align="bottom" draw:auto-grow-height="false" draw:auto-grow-width="false" fo:min-height="5.293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2.47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simple" style:line-break="strict" style:writing-mode="lr-tb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/>
    </style:style>
    <style:style style:name="P7" style:family="paragraph">
      <style:paragraph-properties fo:margin-left="0cm" fo:margin-right="0cm" fo:margin-top="0.352cm" fo:margin-bottom="0cm" fo:line-height="100%" fo:text-align="start" fo:text-indent="0cm" style:punctuation-wrap="simple" style:line-break="strict" style:writing-mode="lr-tb"/>
    </style:style>
    <style:style style:name="P8" style:family="paragraph">
      <style:paragraph-properties fo:margin-left="0cm" fo:margin-right="0cm" fo:line-height="100%" fo:text-align="start" fo:text-indent="0cm"/>
    </style:style>
    <style:style style:name="P9" style:family="paragraph">
      <style:text-properties style:font-name="Arial1" fo:font-size="16pt"/>
    </style:style>
    <style:style style:name="P10" style:family="paragraph">
      <style:paragraph-properties fo:margin-left="0cm" fo:margin-right="0cm" fo:line-height="110%" fo:text-align="start" fo:text-indent="0cm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P12" style:family="paragraph">
      <style:paragraph-properties fo:margin-left="0cm" fo:margin-right="0cm" fo:margin-top="0.352cm" fo:margin-bottom="0cm" fo:line-height="100%" fo:text-align="start" fo:text-indent="0cm"/>
    </style:style>
    <style:style style:name="P13" style:family="paragraph">
      <style:paragraph-properties fo:margin-left="0cm" fo:margin-right="0cm" fo:line-height="120%" fo:text-align="start" fo:text-indent="0cm"/>
    </style:style>
    <style:style style:name="P14" style:family="paragraph">
      <style:paragraph-properties fo:margin-left="0cm" fo:margin-right="0cm" fo:line-height="120%" fo:text-align="start" fo:text-indent="0cm" style:writing-mode="lr-tb" style:font-independent-line-spacing="true"/>
    </style:style>
    <style:style style:name="P15" style:family="paragraph">
      <style:paragraph-properties fo:margin-left="0cm" fo:margin-right="0cm" fo:line-height="80%" fo:text-align="start" fo:text-indent="0cm"/>
    </style:style>
    <style:style style:name="P16" style:family="paragraph">
      <style:paragraph-properties fo:margin-left="0cm" fo:margin-right="0cm" fo:line-height="90%" fo:text-align="start" fo:text-indent="0cm"/>
    </style:style>
    <style:style style:name="P17" style:family="paragraph">
      <style:paragraph-properties fo:margin-left="0cm" fo:margin-right="0cm" fo:margin-top="0.529cm" fo:margin-bottom="0cm" fo:line-height="100%" fo:text-align="start" fo:text-indent="0cm"/>
    </style:style>
    <style:style style:name="P18" style:family="paragraph">
      <style:paragraph-properties fo:margin-left="0cm" fo:margin-right="0cm" fo:margin-top="0.529cm" fo:margin-bottom="0cm" fo:line-height="80%" fo:text-align="start" fo:text-indent="0cm"/>
    </style:style>
    <style:style style:name="P19" style:family="paragraph">
      <style:paragraph-properties fo:margin-left="0cm" fo:margin-right="0cm" fo:line-height="130%" fo:text-align="start" fo:text-indent="0cm"/>
    </style:style>
    <style:style style:name="P20" style:family="paragraph">
      <style:paragraph-properties fo:margin-left="0cm" fo:margin-right="0cm" fo:line-height="130%" fo:text-align="start" fo:text-indent="0cm" style:writing-mode="lr-tb" style:font-independent-line-spacing="true"/>
    </style:style>
    <style:style style:name="P21" style:family="paragraph">
      <style:paragraph-properties fo:margin-left="0cm" fo:margin-right="0cm" fo:line-height="90%" fo:text-align="start" fo:text-indent="0cm" style:writing-mode="lr-tb" style:font-independent-line-spacing="true"/>
    </style:style>
    <style:style style:name="P22" style:family="paragraph">
      <style:paragraph-properties fo:text-align="center" style:writing-mode="lr-tb"/>
    </style:style>
    <style:style style:name="T1" style:family="text">
      <style:text-properties fo:color="#000000" fo:font-size="90pt" style:font-size-asian="90pt" style:font-size-complex="90pt"/>
    </style:style>
    <style:style style:name="T2" style:family="text">
      <style:text-properties fo:color="#000000" style:font-name="Futura1" style:font-name-asian="Futura1" style:font-name-complex="Futura1"/>
    </style:style>
    <style:style style:name="T3" style:family="text">
      <style:text-properties fo:color="#000000" style:text-line-through-style="none" style:text-line-through-type="none" style:text-position="0% 100%" style:font-name="Courier New" fo:font-size="24pt" fo:font-style="normal" fo:text-shadow="none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 style:font-relief="none"/>
    </style:style>
    <style:style style:name="T4" style:family="text">
      <style:text-properties style:font-name="Futura1" fo:font-size="79pt" style:font-name-asian="Futura1" style:font-size-asian="79pt" style:font-name-complex="Futura1" style:font-size-complex="79pt"/>
    </style:style>
    <style:style style:name="T5" style:family="text">
      <style:text-properties style:font-name="Courier New" fo:font-size="24pt" style:font-name-asian="Courier New" style:font-size-asian="24pt" style:font-name-complex="Courier New" style:font-size-complex="24pt"/>
    </style:style>
    <style:style style:name="T6" style:family="text">
      <style:text-properties style:font-name="Arial1" fo:font-size="16pt"/>
    </style:style>
    <style:style style:name="T7" style:family="text">
      <style:text-properties style:font-name="Courier New" fo:font-size="24pt" fo:font-weight="bold" style:font-name-asian="Courier New" style:font-size-asian="24pt" style:font-weight-asian="bold" style:font-name-complex="Courier New" style:font-size-complex="24pt" style:font-weight-complex="bold"/>
    </style:style>
    <style:style style:name="T8" style:family="text">
      <style:text-properties style:font-name="Courier New" fo:font-size="79pt" fo:font-weight="bold" style:font-name-asian="Courier New" style:font-size-asian="79pt" style:font-weight-asian="bold" style:font-name-complex="Courier New" style:font-size-complex="79pt" style:font-weight-complex="bold"/>
    </style:style>
    <style:style style:name="T9" style:family="text">
      <style:text-properties style:font-name="Courier New" fo:font-size="24pt" style:text-underline-style="solid" style:text-underline-width="auto" style:text-underline-color="font-color" style:font-name-asian="Courier New" style:font-size-asian="24pt" style:font-name-complex="Courier New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881cm" text:min-label-width="1.588cm"/>
        <style:text-properties style:font-name="Palatino" fo:color="#8665e9" fo:font-size="100%"/>
      </text:list-level-style-bullet>
      <text:list-level-style-bullet text:level="2" text:bullet-char="•">
        <style:list-level-properties text:space-before="2.116cm" text:min-label-width="1.588cm"/>
        <style:text-properties style:font-name="Palatino" fo:color="#8665e9" fo:font-size="100%"/>
      </text:list-level-style-bullet>
      <text:list-level-style-bullet text:level="3" text:bullet-char="•">
        <style:list-level-properties text:space-before="3.351cm" text:min-label-width="1.587cm"/>
        <style:text-properties style:font-name="Palatino" fo:color="#8665e9" fo:font-size="100%"/>
      </text:list-level-style-bullet>
      <text:list-level-style-bullet text:level="4" text:bullet-char="•">
        <style:list-level-properties text:space-before="4.586cm" text:min-label-width="1.587cm"/>
        <style:text-properties style:font-name="Palatino" fo:color="#8665e9" fo:font-size="100%"/>
      </text:list-level-style-bullet>
      <text:list-level-style-bullet text:level="5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6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7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8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9" text:bullet-char="•">
        <style:list-level-properties text:space-before="5.82cm" text:min-label-width="1.588cm"/>
        <style:text-properties style:font-name="Palatino" fo:color="#8665e9" fo:font-size="100%"/>
      </text:list-level-style-bullet>
      <text:list-level-style-bullet text:level="10" text:bullet-char="•">
        <style:list-level-properties text:space-before="5.82cm" text:min-label-width="1.588cm"/>
        <style:text-properties style:font-name="Palatino" fo:color="#8665e9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Gill Sans2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1.905cm"/>
        <style:text-properties style:font-name="Gill Sans2" fo:color="#000000" fo:font-size="100%"/>
      </text:list-level-style-bullet>
      <text:list-level-style-bullet text:level="4" text:bullet-char="•">
        <style:list-level-properties text:space-before="2.857cm"/>
        <style:text-properties style:font-name="Gill Sans2" fo:color="#000000" fo:font-size="100%"/>
      </text:list-level-style-bullet>
      <text:list-level-style-bullet text:level="5" text:bullet-char="•">
        <style:list-level-properties text:space-before="3.81cm"/>
        <style:text-properties style:font-name="Gill Sans2" fo:color="#000000" fo:font-size="100%"/>
      </text:list-level-style-bullet>
      <text:list-level-style-bullet text:level="6" text:bullet-char="•">
        <style:list-level-properties text:space-before="3.81cm"/>
        <style:text-properties style:font-name="Gill Sans2" fo:color="#000000" fo:font-size="100%"/>
      </text:list-level-style-bullet>
      <text:list-level-style-bullet text:level="7" text:bullet-char="•">
        <style:list-level-properties text:space-before="3.81cm"/>
        <style:text-properties style:font-name="Gill Sans2" fo:color="#000000" fo:font-size="100%"/>
      </text:list-level-style-bullet>
      <text:list-level-style-bullet text:level="8" text:bullet-char="•">
        <style:list-level-properties text:space-before="3.81cm"/>
        <style:text-properties style:font-name="Gill Sans2" fo:color="#000000" fo:font-size="100%"/>
      </text:list-level-style-bullet>
      <text:list-level-style-bullet text:level="9" text:bullet-char="•">
        <style:list-level-properties text:space-before="3.81cm"/>
        <style:text-properties style:font-name="Gill Sans2" fo:color="#000000" fo:font-size="100%"/>
      </text:list-level-style-bullet>
      <text:list-level-style-bullet text:level="10" text:bullet-char="•">
        <style:list-level-properties text:space-before="3.81cm"/>
        <style:text-properties style:font-name="Gill Sans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/>
        <style:text-properties style:font-name="Gill Sans2" fo:color="#000000" fo:font-size="100%"/>
      </text:list-level-style-bullet>
      <text:list-level-style-bullet text:level="3" text:bullet-char="•">
        <style:list-level-properties text:space-before="1.905cm"/>
        <style:text-properties style:font-name="Gill Sans2" fo:color="#000000" fo:font-size="100%"/>
      </text:list-level-style-bullet>
      <text:list-level-style-bullet text:level="4" text:bullet-char="•">
        <style:list-level-properties text:space-before="2.857cm"/>
        <style:text-properties style:font-name="Gill Sans2" fo:color="#000000" fo:font-size="100%"/>
      </text:list-level-style-bullet>
      <text:list-level-style-bullet text:level="5" text:bullet-char="•">
        <style:list-level-properties text:space-before="3.81cm"/>
        <style:text-properties style:font-name="Gill Sans2" fo:color="#000000" fo:font-size="100%"/>
      </text:list-level-style-bullet>
      <text:list-level-style-bullet text:level="6" text:bullet-char="•">
        <style:list-level-properties text:space-before="3.81cm"/>
        <style:text-properties style:font-name="Gill Sans2" fo:color="#000000" fo:font-size="100%"/>
      </text:list-level-style-bullet>
      <text:list-level-style-bullet text:level="7" text:bullet-char="•">
        <style:list-level-properties text:space-before="3.81cm"/>
        <style:text-properties style:font-name="Gill Sans2" fo:color="#000000" fo:font-size="100%"/>
      </text:list-level-style-bullet>
      <text:list-level-style-bullet text:level="8" text:bullet-char="•">
        <style:list-level-properties text:space-before="3.81cm"/>
        <style:text-properties style:font-name="Gill Sans2" fo:color="#000000" fo:font-size="100%"/>
      </text:list-level-style-bullet>
      <text:list-level-style-bullet text:level="9" text:bullet-char="•">
        <style:list-level-properties text:space-before="3.81cm"/>
        <style:text-properties style:font-name="Gill Sans2" fo:color="#000000" fo:font-size="100%"/>
      </text:list-level-style-bullet>
      <text:list-level-style-bullet text:level="10" text:bullet-char="•">
        <style:list-level-properties text:space-before="3.81cm"/>
        <style:text-properties style:font-name="Gill Sans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d51ec" fo:font-size="100%"/>
      </text:list-level-style-number>
      <text:list-level-style-bullet text:level="2" text:bullet-char="•">
        <style:list-level-properties text:space-before="0.952cm"/>
        <style:text-properties style:font-name="Gill Sans2" fo:color="#000000" fo:font-size="100%"/>
      </text:list-level-style-bullet>
      <text:list-level-style-bullet text:level="3" text:bullet-char="•">
        <style:list-level-properties text:space-before="1.905cm"/>
        <style:text-properties style:font-name="Gill Sans2" fo:color="#000000" fo:font-size="100%"/>
      </text:list-level-style-bullet>
      <text:list-level-style-bullet text:level="4" text:bullet-char="•">
        <style:list-level-properties text:space-before="2.857cm"/>
        <style:text-properties style:font-name="Gill Sans2" fo:color="#000000" fo:font-size="100%"/>
      </text:list-level-style-bullet>
      <text:list-level-style-bullet text:level="5" text:bullet-char="•">
        <style:list-level-properties text:space-before="3.81cm"/>
        <style:text-properties style:font-name="Gill Sans2" fo:color="#000000" fo:font-size="100%"/>
      </text:list-level-style-bullet>
      <text:list-level-style-bullet text:level="6" text:bullet-char="•">
        <style:list-level-properties text:space-before="3.81cm"/>
        <style:text-properties style:font-name="Gill Sans2" fo:color="#000000" fo:font-size="100%"/>
      </text:list-level-style-bullet>
      <text:list-level-style-bullet text:level="7" text:bullet-char="•">
        <style:list-level-properties text:space-before="3.81cm"/>
        <style:text-properties style:font-name="Gill Sans2" fo:color="#000000" fo:font-size="100%"/>
      </text:list-level-style-bullet>
      <text:list-level-style-bullet text:level="8" text:bullet-char="•">
        <style:list-level-properties text:space-before="3.81cm"/>
        <style:text-properties style:font-name="Gill Sans2" fo:color="#000000" fo:font-size="100%"/>
      </text:list-level-style-bullet>
      <text:list-level-style-bullet text:level="9" text:bullet-char="•">
        <style:list-level-properties text:space-before="3.81cm"/>
        <style:text-properties style:font-name="Gill Sans2" fo:color="#000000" fo:font-size="100%"/>
      </text:list-level-style-bullet>
      <text:list-level-style-bullet text:level="10" text:bullet-char="•">
        <style:list-level-properties text:space-before="3.81cm"/>
        <style:text-properties style:font-name="Gill Sans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draw:frame presentation:style-name="pr1" draw:text-style-name="P2" draw:layer="layout" svg:width="34.889cm" svg:height="5.292cm" svg:x="0.599cm" svg:y="8.396cm" presentation:class="title" presentation:user-transformed="true">
          <draw:text-box>
            <text:list text:style-name="L1">
              <text:list-header>
                <text:p text:style-name="P1"><text:span text:style-name="T1">Let’s Learn Python!</text:span><text:span text:style-name="T1"><text:tab/></text:span></text:p>
              </text:list-header>
            </text:list>
          </draw:text-box>
        </draw:frame>
        <draw:frame presentation:style-name="pr2" draw:text-style-name="P2" draw:layer="layout" svg:width="34.889cm" svg:height="2.469cm" svg:x="0.599cm" svg:y="13.652cm" presentation:class="outline" presentation:user-transformed="true">
          <draw:text-box>
            <text:p text:style-name="P3"><text:span text:style-name="T2">HourOfCode, CS Education Week 2014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custom-shape draw:style-name="gr2" draw:text-style-name="P2" draw:layer="layout" svg:width="5.082cm" svg:height="4.571cm" svg:x="14.958cm" svg:y="6.817cm">
          <text:list text:style-name="L3">
            <text:list-item>
              <text:list>
                <text:list-header>
                  <text:p text:style-name="P4"><text:span text:style-name="T3">&gt;&gt;&gt; 10/3</text:span></text:p>
                  <text:p text:style-name="P4"><text:span text:style-name="T3">&gt;&gt;&gt; 10/2</text:span></text:p>
                  <text:p text:style-name="P4"><text:span text:style-name="T3"/></text:p>
                  <text:p text:style-name="P4"><text:span text:style-name="T3">&gt;&gt;&gt; 10/3.0</text:span></text:p>
                  <text:p text:style-name="P4"><text:span text:style-name="T3">&gt;&gt;&gt; 10.0/2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Mat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2cm" svg:height="3.049cm" svg:x="2.646cm" svg:y="16.82cm">
          <text:list text:style-name="L3">
            <text:list-item>
              <text:list>
                <text:list-header>
                  <text:p text:style-name="P6"><text:span text:style-name="T3">&gt;&gt;&gt; 8 / 5</text:span></text:p>
                  <text:p text:style-name="P6"><text:span text:style-name="T3">&gt;&gt;&gt; 20 / 7</text:span></text:p>
                  <text:p text:style-name="P6"><text:span text:style-name="T3">&gt;&gt;&gt; 10 / 3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4cm" svg:height="3.753cm" svg:x="2.646cm" svg:y="11.67cm">
          <text:list text:style-name="L3">
            <text:list-item>
              <text:list>
                <text:list-header>
                  <text:p text:style-name="P7"><text:span text:style-name="T3">&gt;&gt;&gt; 6 * 5</text:span></text:p>
                  <text:p text:style-name="P7"><text:span text:style-name="T3">&gt;&gt;&gt; 6 / 2</text:span></text:p>
                  <text:p text:style-name="P7"><text:span text:style-name="T3">&gt;&gt;&gt; 10 * 5 * 3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4cm" svg:height="3.753cm" svg:x="2.646cm" svg:y="6.52cm">
          <text:list text:style-name="L3">
            <text:list-item>
              <text:list>
                <text:list-header>
                  <text:p text:style-name="P6"><text:span text:style-name="T3">&gt;&gt;&gt; 1 + 2</text:span></text:p>
                  <text:p text:style-name="P7"><text:span text:style-name="T3">&gt;&gt;&gt; 12 - 3</text:span></text:p>
                  <text:p text:style-name="P7"><text:span text:style-name="T3">&gt;&gt;&gt; 9 + 5 - 15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95cm" svg:height="5.292cm" svg:x="25.259cm" svg:y="6.491cm">
          <text:list text:style-name="L4">
            <text:list-header>
              <text:p text:style-name="P8"><text:span text:style-name="T5">&gt;&gt;&gt; 5 &lt; 4 + 3</text:span></text:p>
              <text:p text:style-name="P8"><text:span text:style-name="T5">&gt;&gt;&gt; 12 + 1 &gt;= 12</text:span></text:p>
              <text:p text:style-name="P8"><text:span text:style-name="T5">&gt;&gt;&gt; 16 * 2 == 32</text:span></text:p>
              <text:p text:style-name="P8"><text:span text:style-name="T5">&gt;&gt;&gt; 16 != 16</text:span></text:p>
              <text:p text:style-name="P8"><text:span text:style-name="T5">&gt;&gt;&gt; 5 &gt;= 6</text:span></text:p>
              <text:p text:style-name="P8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3cm">
          <draw:text-box>
            <text:p><text:span text:style-name="T6">Slide 2-1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custom-shape draw:style-name="gr6" draw:text-style-name="P11" draw:layer="layout" svg:width="12.107cm" svg:height="12.677cm" svg:x="2.117cm" svg:y="9.361cm">
          <text:list text:style-name="L4">
            <text:list-header>
              <text:p text:style-name="P8"><text:span text:style-name="T5">&gt;&gt;&gt; "garlic breath"</text:span></text:p>
              <text:p text:style-name="P8"><text:span text:style-name="T5">&gt;&gt;&gt; "Hello!"</text:span></text:p>
              <text:p text:style-name="P8"><text:span text:style-name="T5"/></text:p>
              <text:p text:style-name="P8"><text:span text:style-name="T5">&gt;&gt;&gt; apple</text:span></text:p>
              <text:p text:style-name="P8"><text:span text:style-name="T5"/></text:p>
              <text:p text:style-name="P8"><text:span text:style-name="T5">&gt;&gt;&gt; "apple"</text:span></text:p>
              <text:p text:style-name="P8"><text:span text:style-name="T5">&gt;&gt;&gt; "What’s for lunch?"</text:span></text:p>
              <text:p text:style-name="P8"><text:span text:style-name="T5">&gt;&gt;&gt; "3 + 5"</text:span></text:p>
              <text:p text:style-name="P8"><text:span text:style-name="T5"/></text:p>
              <text:p text:style-name="P8"><text:span text:style-name="T5">&gt;&gt;&gt; "Hi" + "there!"</text:span></text:p>
              <text:p text:style-name="P10"><text:span text:style-name="T5"/></text:p>
              <text:p text:style-name="P10"><text:span text:style-name="T5">&gt;&gt;&gt; "HAHA" * 25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String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75cm" svg:height="10.161cm" svg:x="18.133cm" svg:y="9.807cm">
          <text:list text:style-name="L4">
            <text:list-header>
              <text:p text:style-name="P8"><text:span text:style-name="T5">&gt;&gt;&gt; "H" + "e" + "l" + "l" + "o"</text:span></text:p>
              <text:p text:style-name="P8"><text:span text:style-name="T5"/></text:p>
              <text:p text:style-name="P8"><text:span text:style-name="T5">&gt;&gt;&gt; print ("Hello")</text:span></text:p>
              <text:p text:style-name="P8"><text:span text:style-name="T5">&gt;&gt;&gt; print ("Hello"[0])</text:span></text:p>
              <text:p text:style-name="P8"><text:span text:style-name="T5">&gt;&gt;&gt; print ("Hello"[4])</text:span></text:p>
              <text:p text:style-name="P8"><text:span text:style-name="T5"/></text:p>
              <text:p text:style-name="P8"><text:span text:style-name="T5">&gt;&gt;&gt; print ("Hey, Bob!"[6])</text:span></text:p>
              <text:p text:style-name="P8"><text:span text:style-name="T5">&gt;&gt;&gt; print ("Hey, Bob!"[6 - 1])</text:span></text:p>
              <text:p text:style-name="P8"><text:span text:style-name="T5"/></text:p>
              <text:p text:style-name="P8"><text:span text:style-name="T5">&gt;&gt;&gt; print ("Hey, Bob!"[4]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><text:span text:style-name="T6">Slide 2-3, 2-4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Variab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1.555cm" svg:height="5.081cm" svg:x="2.187cm" svg:y="19.244cm">
          <text:list text:style-name="L5">
            <text:list-header>
              <text:p text:style-name="P8"><text:span text:style-name="T5">&gt;&gt;&gt; fruit = "watermelon"</text:span></text:p>
            </text:list-header>
          </text:list>
          <text:list text:style-name="L4">
            <text:list-header>
              <text:p text:style-name="P8"><text:span text:style-name="T5">&gt;&gt;&gt; print (fruit[2])</text:span></text:p>
              <text:p text:style-name="P8"><text:span text:style-name="T5"/></text:p>
              <text:p text:style-name="P8"><text:span text:style-name="T5">&gt;&gt;&gt; number = 3</text:span></text:p>
              <text:p text:style-name="P8"><text:span text:style-name="T5">&gt;&gt;&gt; print (fruit[number-2]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556cm" svg:height="6.097cm" svg:x="2.187cm" svg:y="11.024cm">
          <text:list text:style-name="L4">
            <text:list-header>
              <text:p text:style-name="P8"><text:span text:style-name="T5">&gt;&gt;&gt; color = "yellow" </text:span></text:p>
              <text:p text:style-name="P8"><text:span text:style-name="T5">&gt;&gt;&gt; color</text:span></text:p>
              <text:p text:style-name="P8"><text:span text:style-name="T5">&gt;&gt;&gt; color = "red" </text:span></text:p>
              <text:p text:style-name="P8"><text:span text:style-name="T5">&gt;&gt;&gt; color</text:span></text:p>
              <text:p text:style-name="P8"><text:span text:style-name="T5">&gt;&gt;&gt; color = "fish" </text:span></text:p>
              <text:p text:style-name="P8"><text:span text:style-name="T5">&gt;&gt;&gt; color = 1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7.604cm" svg:height="3.049cm" svg:x="2.187cm" svg:y="5.644cm">
          <text:list text:style-name="L4">
            <text:list-header>
              <text:p text:style-name="P8"><text:span text:style-name="T5">&gt;&gt;&gt; 12 * 12</text:span></text:p>
              <text:p text:style-name="P8"><text:span text:style-name="T5">&gt;&gt;&gt; donuts = 12 * 12</text:span></text:p>
              <text:p text:style-name="P8"><text:span text:style-name="T5">&gt;&gt;&gt; donu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><text:span text:style-name="T6">Slide 2-3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custom-shape draw:style-name="gr8" draw:text-style-name="P2" draw:layer="layout" svg:width="18.238cm" svg:height="3.049cm" svg:x="2.505cm" svg:y="7.214cm">
          <text:list text:style-name="L4">
            <text:list-header>
              <text:p text:style-name="P8"><text:span text:style-name="T5">&gt;&gt;&gt; "friend" * 5 </text:span></text:p>
              <text:p text:style-name="P8"><text:span text:style-name="T5">&gt;&gt;&gt; "friend" + 5</text:span></text:p>
            </text:list-header>
            <text:list-item>
              <text:p text:style-name="P8"><text:span text:style-name="T5">&gt;&gt;&gt; "friend" + "5"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Error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758cm" svg:height="4.265cm" svg:x="2.394cm" svg:y="20.943cm">
          <text:list text:style-name="L4">
            <text:list-header>
              <text:p text:style-name="P8"><text:span text:style-name="T5">&gt;&gt;&gt; type("Hi!")</text:span></text:p>
            </text:list-header>
            <text:list-item>
              <text:p text:style-name="P8"><text:span text:style-name="T5">&gt;&gt;&gt; type(5)</text:span></text:p>
            </text:list-item>
            <text:list-item>
              <text:p text:style-name="P8"><text:span text:style-name="T5">&gt;&gt;&gt; type(5.0)</text:span></text:p>
            </text:list-item>
            <text:list-item>
              <text:p text:style-name="P8"><text:span text:style-name="T5">&gt;&gt;&gt; type(True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2cm" svg:x="0.6cm" svg:y="14.228cm">
          <text:list text:style-name="L1">
            <text:list-header>
              <text:p text:style-name="P5"><text:span text:style-name="T4">Data typ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><text:span text:style-name="T6">Slide 2-5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custom-shape draw:style-name="gr4" draw:text-style-name="P2" draw:layer="layout" svg:width="23.107cm" svg:height="3.387cm" svg:x="1.235cm" svg:y="14.076cm">
          <text:list text:style-name="L4">
            <text:list-header>
              <text:p text:style-name="P8"><text:span text:style-name="T5">&gt;&gt;&gt; print ("apple"[0])</text:span></text:p>
              <text:p text:style-name="P8"><text:span text:style-name="T5">&gt;&gt;&gt; fruit</text:span></text:p>
              <text:p text:style-name="P8"><text:span text:style-name="T5">&gt;&gt;&gt; print (fruit[0]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Li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0.322cm" svg:height="2.033cm" svg:x="1.235cm" svg:y="19.473cm">
          <text:list text:style-name="L4">
            <text:list-header>
              <text:p text:style-name="P8"><text:span text:style-name="T5">&gt;&gt;&gt; colors = ["red", "orange", "purple"]</text:span></text:p>
              <text:p text:style-name="P8"><text:span text:style-name="T5">&gt;&gt;&gt; print (colors[1]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4.889cm" svg:height="4.515cm" svg:x="1.235cm" svg:y="8.573cm">
          <text:list text:style-name="L4">
            <text:list-header>
              <text:p text:style-name="P8"><text:span text:style-name="T5">&gt;&gt;&gt; fruit = ["apple", "banana", "grape"]</text:span></text:p>
              <text:p text:style-name="P8"><text:span text:style-name="T5">&gt;&gt;&gt; numbers = [3, 17, -4, 8.8, 1]</text:span></text:p>
              <text:p text:style-name="P8"><text:span text:style-name="T5">&gt;&gt;&gt; type(fruit)</text:span></text:p>
              <text:p text:style-name="P8"><text:span text:style-name="T5">&gt;&gt;&gt; type(numbers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><text:span text:style-name="T6">Slide 2-6, 2-7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custom-shape draw:style-name="gr4" draw:text-style-name="P2" draw:layer="layout" svg:width="11.466cm" svg:height="13.299cm" svg:x="24.065cm" svg:y="4.927cm">
          <text:list text:style-name="L4">
            <text:list-header>
              <text:p text:style-name="P12"><text:span text:style-name="T5">&gt;&gt;&gt; True and True</text:span></text:p>
              <text:p text:style-name="P12"><text:span text:style-name="T5">&gt;&gt;&gt; False and True</text:span></text:p>
              <text:p text:style-name="P12"><text:span text:style-name="T5">&gt;&gt;&gt; 1 == 1 and 2 == 1</text:span></text:p>
              <text:p text:style-name="P12"><text:span text:style-name="T5">&gt;&gt;&gt;"test" == "test"</text:span></text:p>
              <text:p text:style-name="P12"><text:span text:style-name="T5">&gt;&gt;&gt; 1 == 1 or 2 != 1</text:span></text:p>
              <text:p text:style-name="P12"><text:span text:style-name="T5">&gt;&gt;&gt; True and 1 == 1</text:span></text:p>
              <text:p text:style-name="P12"><text:span text:style-name="T5">&gt;&gt;&gt; False and 0 != 0</text:span></text:p>
              <text:p text:style-name="P12"><text:span text:style-name="T5">&gt;&gt;&gt; True or 1 == 1</text:span></text:p>
              <text:p text:style-name="P12"><text:span text:style-name="T5">&gt;&gt;&gt;"test" == "testing"</text:span></text:p>
              <text:p text:style-name="P12"><text:span text:style-name="T5">&gt;&gt;&gt; 1 != 0 and 2 == 1</text:span></text:p>
              <text:p text:style-name="P12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3.612cm" svg:x="0.6cm" svg:y="0.706cm">
          <text:list text:style-name="L1">
            <text:list-header>
              <text:p text:style-name="P5"><text:span text:style-name="T4">Boolea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007cm" svg:height="21.343cm" svg:x="11.312cm" svg:y="5.527cm">
          <text:list text:style-name="L4">
            <text:list-header>
              <text:p text:style-name="P8"><text:span text:style-name="T5">&gt;&gt;&gt; True and True</text:span></text:p>
              <text:p text:style-name="P8"><text:span text:style-name="T5">&gt;&gt;&gt; True and False</text:span></text:p>
              <text:p text:style-name="P8"><text:span text:style-name="T5">&gt;&gt;&gt; False and False</text:span></text:p>
              <text:p text:style-name="P8"><text:span text:style-name="T5"/></text:p>
              <text:p text:style-name="P8"><text:span text:style-name="T5">&gt;&gt;&gt; True or True</text:span></text:p>
              <text:p text:style-name="P8"><text:span text:style-name="T5">&gt;&gt;&gt; False or True</text:span></text:p>
              <text:p text:style-name="P8"><text:span text:style-name="T5">&gt;&gt;&gt; False or False</text:span></text:p>
              <text:p text:style-name="P8"><text:span text:style-name="T5"/></text:p>
              <text:p text:style-name="P8"><text:span text:style-name="T5">&gt;&gt;&gt; not True and True</text:span></text:p>
              <text:p text:style-name="P8"><text:span text:style-name="T5">&gt;&gt;&gt; not True or Tr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349cm" svg:height="22.46cm" svg:x="0.917cm" svg:y="4.31cm">
          <text:list text:style-name="L4">
            <text:list-header>
              <text:p text:style-name="P8"><text:span text:style-name="T5">&gt;&gt;&gt; 1 == 1</text:span></text:p>
              <text:p text:style-name="P8"><text:span text:style-name="T5">&gt;&gt;&gt; 15 &lt; 5 </text:span></text:p>
              <text:p text:style-name="P8"><text:span text:style-name="T5"/></text:p>
              <text:p text:style-name="P8"><text:span text:style-name="T5">&gt;&gt;&gt; True</text:span></text:p>
              <text:p text:style-name="P8"><text:span text:style-name="T5">&gt;&gt;&gt; False</text:span></text:p>
              <text:p text:style-name="P8"><text:span text:style-name="T5"/></text:p>
              <text:p text:style-name="P8"><text:span text:style-name="T5">&gt;&gt;&gt; true</text:span></text:p>
              <text:p text:style-name="P8"><text:span text:style-name="T5">&gt;&gt;&gt; false</text:span></text:p>
              <text:p text:style-name="P8"><text:span text:style-name="T5">&gt;&gt;&gt; type(True)</text:span></text:p>
              <text:p text:style-name="P8"><text:span text:style-name="T5">&gt;&gt;&gt; type("True")</text:span></text:p>
              <text:p text:style-name="P8"><text:span text:style-name="T5"/></text:p>
              <text:p text:style-name="P8"><text:span text:style-name="T5">&gt;&gt;&gt; 1==1 </text:span><text:span text:style-name="T7">or</text:span><text:span text:style-name="T5"> 2==2</text:span></text:p>
              <text:p text:style-name="P8"><text:span text:style-name="T5">&gt;&gt;&gt; 1==1 </text:span><text:span text:style-name="T7">or</text:span><text:span text:style-name="T5"> 2!=2</text:span></text:p>
              <text:p text:style-name="P8"><text:span text:style-name="T5">&gt;&gt;&gt; 1==2 </text:span><text:span text:style-name="T7">or</text:span><text:span text:style-name="T5"> 2==3</text:span></text:p>
              <text:p text:style-name="P8"><text:span text:style-name="T5"/></text:p>
              <text:p text:style-name="P8"><text:span text:style-name="T5">&gt;&gt;&gt; 1==1 </text:span><text:span text:style-name="T7">and</text:span><text:span text:style-name="T5"> 2==2</text:span></text:p>
              <text:p text:style-name="P8"><text:span text:style-name="T5">&gt;&gt;&gt; 1==1 </text:span><text:span text:style-name="T7">and</text:span><text:span text:style-name="T5"> 2==3</text:span></text:p>
              <text:p text:style-name="P8"><text:span text:style-name="T5">&gt;&gt;&gt; 1==2 </text:span><text:span text:style-name="T7">and</text:span><text:span text:style-name="T5"> 2==3</text:span></text:p>
              <text:p text:style-name="P8"><text:span text:style-name="T5"/></text:p>
              <text:p text:style-name="P8"><text:span text:style-name="T5">&gt;&gt;&gt; 1==1</text:span></text:p>
              <text:p text:style-name="P8"><text:span text:style-name="T5">&gt;&gt;&gt; </text:span><text:span text:style-name="T7">not</text:span><text:span text:style-name="T5"> 1==1</text:span></text:p>
              <text:p text:style-name="P8"><text:span text:style-name="T5">&gt;&gt;&gt; </text:span><text:span text:style-name="T7">not</text:span><text:span text:style-name="T5"> True</text:span></text:p>
              <text:p text:style-name="P8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custom-shape draw:style-name="gr4" draw:text-style-name="P2" draw:layer="layout" svg:width="14.986cm" svg:height="4.508cm" svg:x="2.54cm" svg:y="11.748cm">
          <text:list text:style-name="L4">
            <text:list-header>
              <text:p text:style-name="P8"><text:span text:style-name="T5">&gt;&gt;&gt; if name == "Katie":</text:span></text:p>
              <text:p text:style-name="P8"><text:span text:style-name="T5"><text:s text:c="8"/></text:span><text:span text:style-name="T5">print ("Hi Katie!")</text:span></text:p>
              <text:p text:style-name="P8"><text:span text:style-name="T5"><text:s text:c="4"/></text:span><text:span text:style-name="T5">else:</text:span></text:p>
              <text:p text:style-name="P8"><text:span text:style-name="T5"><text:s text:c="8"/></text:span><text:span text:style-name="T5">print ("Impostor!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4">
            <text:list-header>
              <text:p text:style-name="P5"><text:span text:style-name="T8">if</text:span><text:span text:style-name="T4"> Statemen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478cm" svg:height="3.111cm" svg:x="2.54cm" svg:y="7.303cm">
          <text:list text:style-name="L4">
            <text:list-header>
              <text:p text:style-name="P8"><text:span text:style-name="T5">&gt;&gt;&gt; name = "Katie"</text:span></text:p>
              <text:p text:style-name="P8"><text:span text:style-name="T5">&gt;&gt;&gt; if name == "Katie":</text:span></text:p>
              <text:p text:style-name="P8"><text:span text:style-name="T5"><text:s text:c="8"/></text:span><text:span text:style-name="T5">print ("Hi Katie!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748cm" svg:height="6.294cm" svg:x="2.54cm" svg:y="17.074cm">
          <text:list text:style-name="L4">
            <text:list-header>
              <text:p text:style-name="P8"><text:span text:style-name="T5">&gt;&gt;&gt; if name == "Katie":</text:span></text:p>
              <text:p text:style-name="P8"><text:span text:style-name="T5"><text:s text:c="8"/></text:span><text:span text:style-name="T5">print ("Hi Katie!")</text:span></text:p>
              <text:p text:style-name="P8"><text:span text:style-name="T5"><text:s text:c="3"/></text:span><text:span text:style-name="T5">elif name == "Barbara":</text:span></text:p>
              <text:p text:style-name="P8"><text:span text:style-name="T5"><text:s text:c="8"/></text:span><text:span text:style-name="T5">print ("Hi Barbara!")</text:span></text:p>
              <text:p text:style-name="P8"><text:span text:style-name="T5"><text:s text:c="3"/></text:span><text:span text:style-name="T5">else:</text:span></text:p>
              <text:p text:style-name="P8"><text:span text:style-name="T5"><text:s text:c="8"/></text:span><text:span text:style-name="T5">print ("Who are you?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6.943cm" svg:height="9.827cm" svg:x="18.542cm" svg:y="9.398cm">
          <text:list text:style-name="L4">
            <text:list-header>
              <text:p text:style-name="P13"><text:span text:style-name="T5">&gt;&gt;&gt; color = "blue"</text:span></text:p>
              <text:p text:style-name="P13"><text:span text:style-name="T5">&gt;&gt;&gt; if color == "yellow":</text:span></text:p>
              <text:p text:style-name="P13"><text:span text:style-name="T5"><text:s text:c="8"/></text:span><text:span text:style-name="T5">print ("Yay!")</text:span></text:p>
              <text:p text:style-name="P13"><text:span text:style-name="T5"><text:s text:c="3"/></text:span><text:span text:style-name="T5">elif color == "purple":</text:span></text:p>
              <text:p text:style-name="P13"><text:span text:style-name="T5"><text:s text:c="8"/></text:span><text:span text:style-name="T5">print ("Try again!")</text:span></text:p>
              <text:p text:style-name="P13"><text:span text:style-name="T5"><text:s text:c="3"/></text:span><text:span text:style-name="T5">else:</text:span></text:p>
              <text:p text:style-name="P13"><text:span text:style-name="T5"><text:s text:c="7"/></text:span><text:span text:style-name="T5">print ("We want yellow!"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4.458cm" svg:height="0.927cm" svg:x="14.846cm" svg:y="25.634cm">
          <draw:text-box>
            <text:p><text:span text:style-name="T6">Slide 3-3, 3-4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custom-shape draw:style-name="gr4" draw:text-style-name="P2" draw:layer="layout" svg:width="27.976cm" svg:height="5.645cm" svg:x="3.598cm" svg:y="16.298cm">
          <text:list text:style-name="L4">
            <text:list-header>
              <text:p text:style-name="P15"><text:span text:style-name="T5">&gt;&gt;&gt; count = 0</text:span></text:p>
              <text:p text:style-name="P15"><text:span text:style-name="T5">&gt;&gt;&gt; while (count &lt; 4):</text:span></text:p>
              <text:p text:style-name="P15"><text:span text:style-name="T5"><text:s text:c="8"/></text:span><text:span text:style-name="T5">print ("The count is:", count)</text:span></text:p>
              <text:p text:style-name="P15"><text:span text:style-name="T5"><text:s text:c="8"/></text:span><text:span text:style-name="T5">count = count +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Loop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5.506cm" svg:height="3.668cm" svg:x="3.598cm" svg:y="10.478cm">
          <text:list text:style-name="L4">
            <text:list-header>
              <text:p text:style-name="P15"><text:span text:style-name="T5">&gt;&gt;&gt; for mynum in [1, 2, 3, 4, 5]:</text:span></text:p>
              <text:p text:style-name="P15"><text:span text:style-name="T5"><text:s text:c="8"/></text:span><text:span text:style-name="T5">print ("Hello", mynum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5.588cm" svg:height="0.927cm" svg:x="13.97cm" svg:y="25.634cm">
          <draw:text-box>
            <text:p><text:span text:style-name="T6">Slide 3-5, 3-6, 3-7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draw:custom-shape draw:style-name="gr8" draw:text-style-name="P2" draw:layer="layout" svg:width="14.605cm" svg:height="5.586cm" svg:x="20.408cm" svg:y="15.593cm">
          <text:list text:style-name="L4">
            <text:list-header>
              <text:p text:style-name="P10"><text:span text:style-name="T5">&gt;&gt;&gt; def double(number):</text:span></text:p>
              <text:p text:style-name="P10"><text:span text:style-name="T5"><text:s text:c="8"/></text:span><text:span text:style-name="T7">return</text:span><text:span text:style-name="T5"> number * 2</text:span></text:p>
              <text:p text:style-name="P10"><text:span text:style-name="T5">&gt;&gt;&gt; double(12)</text:span></text:p>
              <text:p text:style-name="P10"><text:span text:style-name="T5">&gt;&gt;&gt; new_number = double(12)</text:span></text:p>
              <text:p text:style-name="P10"><text:span text:style-name="T5">&gt;&gt;&gt; new_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Func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499cm" svg:height="5.586cm" svg:x="20.514cm" svg:y="8.537cm">
          <text:list text:style-name="L4">
            <text:list-header>
              <text:p text:style-name="P10"><text:span text:style-name="T5">&gt;&gt;&gt; def double(number):</text:span></text:p>
              <text:p text:style-name="P10"><text:span text:style-name="T5"><text:s text:c="8"/></text:span><text:span text:style-name="T5">print (number * 2)</text:span></text:p>
              <text:p text:style-name="P10"><text:span text:style-name="T5">&gt;&gt;&gt; double(12)</text:span></text:p>
              <text:p text:style-name="P10"><text:span text:style-name="T5">&gt;&gt;&gt; new_number = double(12)</text:span></text:p>
              <text:p text:style-name="P10"><text:span text:style-name="T5">&gt;&gt;&gt; new_numb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5.417cm" svg:height="3.657cm" svg:x="2.24cm" svg:y="18.309cm">
          <text:list text:style-name="L4">
            <text:list-header>
              <text:p text:style-name="P16"><text:span text:style-name="T5">&gt;&gt;&gt; def multiply(num1, num2):</text:span></text:p>
              <text:p text:style-name="P16"><text:span text:style-name="T5"><text:s text:c="8"/></text:span><text:span text:style-name="T5">print (num1 * num2)</text:span></text:p>
              <text:p text:style-name="P16"><text:span text:style-name="T5">&gt;&gt;&gt; multiply(4, 5)</text:span></text:p>
              <text:p text:style-name="P16"><text:span text:style-name="T5">&gt;&gt;&gt; multiply("hello", 5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3.265cm" svg:height="3.249cm" svg:x="2.24cm" svg:y="13.97cm">
          <text:list text:style-name="L4">
            <text:list-header>
              <text:p text:style-name="P15"><text:span text:style-name="T5">&gt;&gt;&gt; def double(number):</text:span></text:p>
              <text:p text:style-name="P15"><text:span text:style-name="T5"><text:s text:c="8"/></text:span><text:span text:style-name="T5">print (number * 2)</text:span></text:p>
              <text:p text:style-name="P15"><text:span text:style-name="T5">&gt;&gt;&gt; double(14)</text:span></text:p>
              <text:p text:style-name="P15"><text:span text:style-name="T5">&gt;&gt;&gt; double("hello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6.087cm" svg:height="4.065cm" svg:x="2.24cm" svg:y="8.537cm">
          <text:list text:style-name="L4">
            <text:list-header>
              <text:p text:style-name="P8"><text:span text:style-name="T5">&gt;&gt;&gt; def say_hello(myname): </text:span></text:p>
              <text:p text:style-name="P8"><text:span text:style-name="T5"><text:s text:c="8"/></text:span><text:span text:style-name="T5">print (‘Hello’, myname)</text:span></text:p>
              <text:p text:style-name="P8"><text:span text:style-name="T5">&gt;&gt;&gt; say_hello("Katie")</text:span></text:p>
              <text:p text:style-name="P8"><text:span text:style-name="T5">&gt;&gt;&gt; say_hello("Barbara"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Inp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0.92cm" svg:height="4.107cm" svg:x="1.693cm" svg:y="6.174cm">
          <text:list text:style-name="L4">
            <text:list-header>
              <text:p text:style-name="P17"><text:span text:style-name="T5">&gt;&gt;&gt; def hello(myname):</text:span></text:p>
              <text:p text:style-name="P17"><text:span text:style-name="T5"><text:s text:c="6"/></text:span><text:span text:style-name="T5">print ("Hello", myname)</text:span></text:p>
              <text:p text:style-name="P17"><text:span text:style-name="T5">&gt;&gt;&gt; hello_there("</text:span><text:span text:style-name="T7">Katie</text:span><text:span text:style-name="T5">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868cm" svg:height="6.177cm" svg:x="1.693cm" svg:y="11.942cm">
          <text:list text:style-name="L4">
            <text:list-header>
              <text:p text:style-name="P18"><text:span text:style-name="T5">&gt;&gt;&gt; def hello_there():</text:span></text:p>
              <text:p text:style-name="P18"><text:span text:style-name="T5"><text:s text:c="6"/></text:span><text:span text:style-name="T5">print ("Type your name:")</text:span></text:p>
              <text:p text:style-name="P18"><text:span text:style-name="T5"><text:s text:c="6"/></text:span><text:span text:style-name="T5">name = </text:span><text:span text:style-name="T7">raw_input()</text:span></text:p>
              <text:p text:style-name="P18"><text:span text:style-name="T5"><text:s text:c="6"/></text:span><text:span text:style-name="T5">print ("Hi", name, "how are you?")</text:span></text:p>
              <text:p text:style-name="P18"><text:span text:style-name="T5">&gt;&gt;&gt; hello_there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2.491cm" svg:height="4.836cm" svg:x="1.693cm" svg:y="19.95cm">
          <text:list text:style-name="L4">
            <text:list-header>
              <text:p text:style-name="P18"><text:span text:style-name="T5">&gt;&gt;&gt; def hi_there():</text:span></text:p>
              <text:p text:style-name="P18"><text:span text:style-name="T5"><text:s text:c="6"/></text:span><text:span text:style-name="T5">name = raw_input("Type your name: ")</text:span></text:p>
              <text:p text:style-name="P18"><text:span text:style-name="T5"><text:s text:c="6"/></text:span><text:span text:style-name="T5">print ("Hi", name, "how are you?")</text:span></text:p>
              <text:p text:style-name="P18"><text:span text:style-name="T5">&gt;&gt;&gt; hello_there(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draw:custom-shape draw:style-name="gr3" draw:text-style-name="P2" draw:layer="layout" svg:width="34.889cm" svg:height="4.321cm" svg:x="0.6cm" svg:y="0.706cm">
          <text:list text:style-name="L1">
            <text:list-header>
              <text:p text:style-name="P5"><text:span text:style-name="T4">Modu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29.043cm" svg:height="21.403cm" svg:x="2.707cm" svg:y="4.831cm">
          <text:list text:style-name="L4">
            <text:list-header>
              <text:p text:style-name="P19"><text:span text:style-name="T5">&gt;&gt;&gt; import random</text:span></text:p>
              <text:p text:style-name="P19"><text:span text:style-name="T5">&gt;&gt;&gt; print (random.randint(1,100))</text:span></text:p>
              <text:p text:style-name="P19"><text:span text:style-name="T5"/></text:p>
              <text:p text:style-name="P19"><text:span text:style-name="T5">&gt;&gt;&gt; import time</text:span></text:p>
              <text:p text:style-name="P19"><text:span text:style-name="T5">&gt;&gt;&gt; time.tzname</text:span></text:p>
              <text:p text:style-name="P19"><text:span text:style-name="T5"/></text:p>
              <text:p text:style-name="P19"><text:span text:style-name="T5">&gt;&gt;&gt; import calendar</text:span></text:p>
              <text:p text:style-name="P19"><text:span text:style-name="T5">&gt;&gt;&gt; calendar.prmonth(2014, 4)</text:span></text:p>
              <text:p text:style-name="P19"><text:span text:style-name="T5"/></text:p>
              <text:p text:style-name="P19"><text:span text:style-name="T5">&gt;&gt;&gt; import os</text:span></text:p>
              <text:p text:style-name="P19"><text:span text:style-name="T5">&gt;&gt;&gt; for file in os.listdir("/home/pi"):</text:span></text:p>
              <text:p text:style-name="P19"><text:span text:style-name="T5"><text:s text:c="8"/></text:span><text:span text:style-name="T5">print (file)</text:span></text:p>
              <text:p text:style-name="P19"><text:span text:style-name="T5"/></text:p>
              <text:p text:style-name="P19"><text:span text:style-name="T5">&gt;&gt;&gt; import urllib</text:span></text:p>
              <text:p text:style-name="P19"><text:span text:style-name="T5">&gt;&gt;&gt; myurl = urllib.urlopen("</text:span><text:span text:style-name="T9">http://www.python.org"</text:span><text:span text:style-name="T5">)</text:span></text:p>
              <text:p text:style-name="P19"><text:span text:style-name="T5">&gt;&gt;&gt; print (myurl.read()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draw:custom-shape draw:style-name="gr3" draw:text-style-name="P2" draw:layer="layout" svg:width="34.889cm" svg:height="3.612cm" svg:x="0.6cm" svg:y="0.706cm">
          <text:list text:style-name="L1">
            <text:list-header>
              <text:p text:style-name="P5"><text:span text:style-name="T4">Games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4.198cm" svg:height="8.129cm" svg:x="0.6cm" svg:y="4.627cm">
          <text:list text:style-name="L4">
            <text:list-header>
              <text:p text:style-name="P8"><text:span text:style-name="T5">secret_number = 7</text:span></text:p>
              <text:p text:style-name="P8"><text:span text:style-name="T5"/></text:p>
              <text:p text:style-name="P8"><text:span text:style-name="T5">guess = input("What number am I thinking of? ")</text:span></text:p>
              <text:p text:style-name="P8"><text:span text:style-name="T5"/></text:p>
              <text:p text:style-name="P8"><text:span text:style-name="T5">if secret_number == guess:</text:span></text:p>
              <text:p text:style-name="P8"><text:span text:style-name="T5"><text:s text:c="4"/></text:span><text:span text:style-name="T5">print ("Yay! You got it.")</text:span></text:p>
              <text:p text:style-name="P8"><text:span text:style-name="T5">else:</text:span></text:p>
              <text:p text:style-name="P8"><text:span text:style-name="T5"><text:s text:c="4"/></text:span><text:span text:style-name="T5">print ("No, that"s not it.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34.452cm" svg:height="10.969cm" svg:x="0.6cm" svg:y="14.834cm">
          <text:list text:style-name="L4">
            <text:list-header>
              <text:p text:style-name="P16"><text:span text:style-name="T5">from random import randint</text:span></text:p>
              <text:p text:style-name="P16"><text:span text:style-name="T5"/></text:p>
              <text:p text:style-name="P16"><text:span text:style-name="T5">secret_number = randint(1, 10)</text:span></text:p>
              <text:p text:style-name="P16"><text:span text:style-name="T5"/></text:p>
              <text:p text:style-name="P16"><text:span text:style-name="T5">while True:</text:span></text:p>
              <text:p text:style-name="P16"><text:span text:style-name="T5">    </text:span><text:span text:style-name="T5">guess = input("What number am I thinking of? ")</text:span></text:p>
              <text:p text:style-name="P16"><text:span text:style-name="T5"/></text:p>
              <text:p text:style-name="P16"><text:span text:style-name="T5">    </text:span><text:span text:style-name="T5">if secret_number == guess:</text:span></text:p>
              <text:p text:style-name="P16"><text:span text:style-name="T5">        </text:span><text:span text:style-name="T5">print ("Yay! You got it.")</text:span></text:p>
              <text:p text:style-name="P16"><text:span text:style-name="T5">        </text:span><text:span text:style-name="T5">break</text:span></text:p>
              <text:p text:style-name="P16"><text:span text:style-name="T5">    </text:span><text:span text:style-name="T5">else:</text:span></text:p>
              <text:p text:style-name="P16"><text:span text:style-name="T5">        </text:span><text:span text:style-name="T5">print ("No, that"s not it."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" draw:text-style-name="P22" draw:layer="layout" svg:x1="0.6cm" svg:y1="13.805cm" svg:x2="35.04cm" svg:y2="13.805cm">
          <text:p/>
        </draw:lin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draw:custom-shape draw:style-name="gr8" draw:text-style-name="P2" draw:layer="layout" svg:width="35.807cm" svg:height="14.225cm" svg:x="0.212cm" svg:y="6.879cm">
          <text:list text:style-name="L4">
            <text:list-header>
              <text:p text:style-name="P8"><text:span text:style-name="T5">from random import randint</text:span></text:p>
              <text:p text:style-name="P8"><text:span text:style-name="T5"/></text:p>
              <text:p text:style-name="P8"><text:span text:style-name="T5">secret_number = randint(1, 10)</text:span></text:p>
              <text:p text:style-name="P8"><text:span text:style-name="T5"/></text:p>
              <text:p text:style-name="P8"><text:span text:style-name="T5">while True:</text:span></text:p>
              <text:p text:style-name="P8"><text:span text:style-name="T5">    </text:span><text:span text:style-name="T5">guess = input("What number am I thinking of? ")</text:span></text:p>
              <text:p text:style-name="P8"><text:span text:style-name="T5"/></text:p>
              <text:p text:style-name="P8"><text:span text:style-name="T5">    </text:span><text:span text:style-name="T5">if secret_number == guess:</text:span></text:p>
              <text:p text:style-name="P8"><text:span text:style-name="T5">        </text:span><text:span text:style-name="T5">print("Yay! You got it.")</text:span></text:p>
              <text:p text:style-name="P8"><text:span text:style-name="T5">        </text:span><text:span text:style-name="T5">break</text:span></text:p>
              <text:p text:style-name="P8"><text:span text:style-name="T5">    </text:span><text:span text:style-name="T5">elif secret_number &gt; guess:</text:span></text:p>
              <text:p text:style-name="P8"><text:span text:style-name="T5">        </text:span><text:span text:style-name="T5">print("No, that"s too low.")</text:span></text:p>
              <text:p text:style-name="P8"><text:span text:style-name="T5">    </text:span><text:span text:style-name="T5">else:</text:span></text:p>
              <text:p text:style-name="P8"><text:span text:style-name="T5">        </text:span><text:span text:style-name="T5">print("No, that"s too high.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889cm" svg:height="5.291cm" svg:x="0.6cm" svg:y="0.706cm">
          <text:list text:style-name="L1">
            <text:list-header>
              <text:p text:style-name="P5"><text:span text:style-name="T4">More Game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variable"/>
    <style:font-face style:name="Futura1" svg:font-family="Futura" style:font-pitch="variable"/>
    <style:font-face style:name="Gill Sans1" svg:font-family="'Gill Sans'" style:font-pitch="variable"/>
    <style:font-face style:name="Lucida Grande1" svg:font-family="'Lucida Grande'" style:font-pitch="variable"/>
    <style:font-face style:name="Palatino1" svg:font-family="Palatino" style:font-pitch="variable"/>
    <style:font-face style:name="Futura" svg:font-family="Futura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Nimbus Roman No9 L" svg:font-family="'Nimbus Roman No9 L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Gill Sans2" svg:font-family="'Gill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utura2" svg:font-family="Futura" style:font-family-generic="system" style:font-pitch="variable"/>
    <style:font-face style:name="Gill Sans3" svg:font-family="'Gill Sans'" style:font-family-generic="system" style:font-pitch="variable"/>
    <style:font-face style:name="Lucida Grande2" svg:font-family="'Lucida Grande'" style:font-family-generic="system" style:font-pitch="variable"/>
    <style:font-face style:name="Palatino2" svg:font-family="Palatin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1.905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2.857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3.81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font-name-asian="Gill Sans1" style:font-family-asian="'Gill Sans'" style:font-pitch-asian="variable" style:font-size-asian="42pt" style:font-style-asian="normal" style:font-weight-asian="normal" style:font-name-complex="Gill Sans1" style:font-family-complex="'Gill Sans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1.905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2.857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3.81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2pt" fo:font-style="normal" fo:text-shadow="none" style:text-underline-style="none" fo:font-weight="normal" style:font-name-asian="Gill Sans1" style:font-family-asian="'Gill Sans'" style:font-pitch-asian="variable" style:font-size-asian="42pt" style:font-style-asian="normal" style:font-weight-asian="normal" style:font-name-complex="Gill Sans1" style:font-family-complex="'Gill Sans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2pt" fo:font-style="normal" fo:text-shadow="none" style:text-underline-style="none" fo:font-weight="normal" style:font-name-asian="Lucida Grande1" style:font-family-asian="'Lucida Grande'" style:font-pitch-asian="variable" style:font-size-asian="22pt" style:font-style-asian="normal" style:font-weight-asian="normal" style:font-name-complex="Lucida Grande1" style:font-family-complex="'Lucida Grand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space-before="0.881cm" text:min-label-width="1.588cm"/>
            <style:text-properties style:font-name="Palatino" fo:color="#8665e9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8665e9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8665e9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8665e9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8665e9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2.398cm"/>
          <style:tab-stop style:position="4.021cm"/>
          <style:tab-stop style:position="5.644cm"/>
          <style:tab-stop style:position="7.267cm"/>
          <style:tab-stop style:position="8.89cm"/>
          <style:tab-stop style:position="10.512cm"/>
          <style:tab-stop style:position="12.135cm"/>
          <style:tab-stop style:position="13.758cm"/>
          <style:tab-stop style:position="15.381cm"/>
          <style:tab-stop style:position="17.003cm"/>
          <style:tab-stop style:position="18.626cm"/>
          <style:tab-stop style:position="20.249cm"/>
          <style:tab-stop style:position="21.872cm"/>
          <style:tab-stop style:position="23.495cm"/>
          <style:tab-stop style:position="25.117cm"/>
          <style:tab-stop style:position="26.74cm"/>
        </style:tab-stops>
      </style:paragraph-properties>
      <style:text-properties fo:color="#868686" style:text-outline="false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2.786cm"/>
          <style:tab-stop style:position="4.409cm"/>
          <style:tab-stop style:position="6.032cm"/>
          <style:tab-stop style:position="7.655cm"/>
          <style:tab-stop style:position="9.278cm"/>
          <style:tab-stop style:position="10.9cm"/>
          <style:tab-stop style:position="12.523cm"/>
          <style:tab-stop style:position="14.146cm"/>
          <style:tab-stop style:position="15.769cm"/>
          <style:tab-stop style:position="17.391cm"/>
          <style:tab-stop style:position="19.014cm"/>
          <style:tab-stop style:position="20.637cm"/>
          <style:tab-stop style:position="22.26cm"/>
          <style:tab-stop style:position="23.883cm"/>
          <style:tab-stop style:position="25.505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52cm"/>
          <style:tab-stop style:position="3.175cm"/>
          <style:tab-stop style:position="4.797cm"/>
          <style:tab-stop style:position="6.42cm"/>
          <style:tab-stop style:position="8.043cm"/>
          <style:tab-stop style:position="9.666cm"/>
          <style:tab-stop style:position="11.288cm"/>
          <style:tab-stop style:position="12.911cm"/>
          <style:tab-stop style:position="14.534cm"/>
          <style:tab-stop style:position="16.157cm"/>
          <style:tab-stop style:position="17.78cm"/>
          <style:tab-stop style:position="19.402cm"/>
          <style:tab-stop style:position="21.025cm"/>
          <style:tab-stop style:position="22.648cm"/>
          <style:tab-stop style:position="24.27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868686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665e9" fo:font-size="100%"/>
          </text:list-level-style-number>
          <text:list-level-style-bullet text:level="2" text:bullet-char="•">
            <style:list-level-properties text:space-before="2.116cm"/>
            <style:text-properties style:font-name="Palatino" fo:color="#8665e9" fo:font-size="100%"/>
          </text:list-level-style-bullet>
          <text:list-level-style-bullet text:level="3" text:bullet-char="•">
            <style:list-level-properties text:space-before="3.351cm"/>
            <style:text-properties style:font-name="Palatino" fo:color="#8665e9" fo:font-size="100%"/>
          </text:list-level-style-bullet>
          <text:list-level-style-bullet text:level="4" text:bullet-char="•">
            <style:list-level-properties text:space-before="4.586cm"/>
            <style:text-properties style:font-name="Palatino" fo:color="#8665e9" fo:font-size="100%"/>
          </text:list-level-style-bullet>
          <text:list-level-style-bullet text:level="5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6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7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8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9" text:bullet-char="•">
            <style:list-level-properties text:space-before="5.82cm"/>
            <style:text-properties style:font-name="Palatino" fo:color="#8665e9" fo:font-size="100%"/>
          </text:list-level-style-bullet>
          <text:list-level-style-bullet text:level="10" text:bullet-char="•">
            <style:list-level-properties text:space-before="5.82cm"/>
            <style:text-properties style:font-name="Palatino" fo:color="#8665e9" fo:font-size="100%"/>
          </text:list-level-style-bullet>
        </text:list-style>
      </style:graphic-properties>
      <style:paragraph-properties fo:margin-left="0cm" fo:margin-right="0cm" fo:margin-top="0.846cm" fo:margin-bottom="0cm" fo:line-height="100%" fo:text-align="center" fo:text-indent="0.881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868686" style:text-outline="false" style:text-line-through-style="none" style:text-line-through-type="none" style:text-position="0% 100%" style:font-name="Palatino1" fo:font-family="Palatino" style:font-pitch="variable" fo:font-size="42pt" fo:font-style="normal" fo:text-shadow="none" style:text-underline-style="none" fo:font-weight="normal" style:font-name-asian="Palatino1" style:font-family-asian="Palatino" style:font-pitch-asian="variable" style:font-size-asian="42pt" style:font-style-asian="normal" style:font-weight-asian="normal" style:font-name-complex="Palatino1" style:font-family-complex="Palatino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ffffff" style:text-outline="false" style:text-line-through-style="none" style:text-line-through-type="none" style:text-position="0% 100%" style:font-name="Futura1" fo:font-family="Futura" style:font-pitch="variable" fo:font-size="79pt" fo:font-style="normal" fo:text-shadow="none" style:text-underline-style="none" fo:font-weight="normal" style:font-name-asian="Futura1" style:font-family-asian="Futura" style:font-pitch-asian="variable" style:font-size-asian="79pt" style:font-style-asian="normal" style:font-weight-asian="normal" style:font-name-complex="Futura1" style:font-family-complex="Futura" style:font-pitch-complex="variable" style:font-size-complex="7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/>
        <style:text-properties style:font-name="Gill Sans2" fo:color="#000000" fo:font-size="100%"/>
      </text:list-level-style-bullet>
      <text:list-level-style-bullet text:level="3" text:bullet-char="•">
        <style:list-level-properties text:space-before="1.905cm"/>
        <style:text-properties style:font-name="Gill Sans2" fo:color="#000000" fo:font-size="100%"/>
      </text:list-level-style-bullet>
      <text:list-level-style-bullet text:level="4" text:bullet-char="•">
        <style:list-level-properties text:space-before="2.857cm"/>
        <style:text-properties style:font-name="Gill Sans2" fo:color="#000000" fo:font-size="100%"/>
      </text:list-level-style-bullet>
      <text:list-level-style-bullet text:level="5" text:bullet-char="•">
        <style:list-level-properties text:space-before="3.81cm"/>
        <style:text-properties style:font-name="Gill Sans2" fo:color="#000000" fo:font-size="100%"/>
      </text:list-level-style-bullet>
      <text:list-level-style-bullet text:level="6" text:bullet-char="•">
        <style:list-level-properties text:space-before="3.81cm"/>
        <style:text-properties style:font-name="Gill Sans2" fo:color="#000000" fo:font-size="100%"/>
      </text:list-level-style-bullet>
      <text:list-level-style-bullet text:level="7" text:bullet-char="•">
        <style:list-level-properties text:space-before="3.81cm"/>
        <style:text-properties style:font-name="Gill Sans2" fo:color="#000000" fo:font-size="100%"/>
      </text:list-level-style-bullet>
      <text:list-level-style-bullet text:level="8" text:bullet-char="•">
        <style:list-level-properties text:space-before="3.81cm"/>
        <style:text-properties style:font-name="Gill Sans2" fo:color="#000000" fo:font-size="100%"/>
      </text:list-level-style-bullet>
      <text:list-level-style-bullet text:level="9" text:bullet-char="•">
        <style:list-level-properties text:space-before="3.81cm"/>
        <style:text-properties style:font-name="Gill Sans2" fo:color="#000000" fo:font-size="100%"/>
      </text:list-level-style-bullet>
      <text:list-level-style-bullet text:level="10" text:bullet-char="•">
        <style:list-level-properties text:space-before="3.81cm"/>
        <style:text-properties style:font-name="Gill Sans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4.889cm" svg:height="5.291cm" svg:x="0.599cm" svg:y="0.705cm" presentation:class="title" presentation:placeholder="true">
        <draw:text-box/>
      </draw:frame>
      <draw:frame presentation:style-name="Default-outline1" draw:layer="backgroundobjects" svg:width="29.069cm" svg:height="18.486cm" svg:x="3.527cm" svg:y="6.35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date>2014-12-07T16:58:43.589711084</dc:date>
    <meta:editing-duration>PT18M35S</meta:editing-duration>
    <meta:editing-cycles>8</meta:editing-cycles>
    <meta:document-statistic meta:object-count="103"/>
  </office:meta>
</office:document-meta>
</file>